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Case</text:p>
      <text:h text:style-name="Heading_20_4" text:outline-level="4">Objectiu del cas de prova</text:h>
      <text:p text:style-name="Text_20_body">L'objectiu d'aquest cas d'ús és verificar el correcte funcionament del cas d'ús demanar pressupost comanda. La verificació d'aquest cas d'ús és força important pel fet que aquest cas d'ús serà un dels més utilitzats degut a que també podrà ser executat pels clients de l'empresa. El fet que pugui ser utilitzat per persones alienes a l'empresa fa que tingui que ser provat en tots els seus aspectes per a evitar que és pugui fer un mal ús del mateix per part dels clients. A més a més, és important donar un aspecte de seguretat a les persones que fan servir el sistema, ja que això és la imatge de l'empresa davant els clients, i és per això que es tindrà que tenir força cura en que no és puguin produir errors en la seva execució.</text:p>
      <text:p text:style-name="Text_20_body">És important fer notar la complexitat d'aquest cas d'ús en el que intervenen multitud de paràmetres en a la seva execució. És per això que és tindrà que ser sumament meticulos en tot el conjunt de proves que és realitzaran a sobre seu, per assegurar-se que en cap moment l'estat del sistema és pugui veure afectat.</text:p>
      <text:h text:style-name="Heading_20_4" text:outline-level="4">Descripció del cas de prova</text:h>
      <text:p text:style-name="Text_20_body">Com ja em avançat per a verificar el correcte funcionament d'aquesta cas d'ús <text:s/>serà necessari realitzar un gran nombre de proves amb una gran varietat de dades que ens permetin comprovar el comportament del sistema davant aquest ventall de dades. És important que el conjunt de dades inclogui totes les possibilitat i combinacions del sistema per assegurar amb un alt grau de probabilitat que el sistema és mostri estable. Un aspecte clau en aquest cas d'ús és que la resposta que ens donarà varierà en funcio de la carrega de comandes que tingui la empresa; és per aquest motiu que les proves que és realitzin sobre aquest cas d'ús també han de tindre aquest fet i considerar tots els possibles casos.</text:p>
      <text:p text:style-name="Text_20_body">Per altra banda també serà necessari comprovar l'estabilitat del cas d'ús davant la introducció d'informació amb l'objectiu de realitzar accions no desitjades per l'empresa: intentar accedir a la base de dades, realitzar accions no desitjades,...</text:p>
      <text:h text:style-name="Heading_20_4" text:outline-level="4">Condicions d’execució</text:h>
      <text:h text:style-name="Heading_20_5" text:outline-level="5">i. Precondicions</text:h>
      <text:p text:style-name="Text_20_body">El sistema ha d'estar en un estat estable, en que no existeixin errors. Pel que fa a la informació continguda al sistema, començarem amb un sistema que conté un baix nombre de instancies i a mesura que anem realitzant les proves aquest s'anirà incrementant. L'objectiu de fer-ho d'aquesta manera és comprovar com serà la resposta del sistema davant diferents carregues del sistema.</text:p>
      <text:h text:style-name="Heading_20_5" text:outline-level="5">ii. Inputs</text:h>
      <text:p text:style-name="Text_20_body">Aquesta és una de les parts més importants de la prova d'aquest cas d'ús. <text:s text:c="2"/>És molt important que per a comprovar el funcionament és realitzin tantes proves com sigui possible variant el conjunt d'entrades del sistema assegurant que el resultat sigui correcte. El problema és que no només tenim com a factor importants les dades d'entrada del cas d'ús si no que també té importancia la carrega del sistema en aquell moment.</text:p>
      <text:p text:style-name="Text_20_body"><text:soft-page-break/>Com podem veure el conjunt de parametres que influencien aquest cas d´'us és força gran i per tant no és pot realitzar una simulació de la totalitat del mateix. És per això que el que tindrem que fer serà sel·leccionar un subconjunt de totes les possibles dades d'entrada, format per tots aquest conjunt d'entradas que tinguin característiques interesants per a ser provades, tratan d'evitar realitzar proves amb dades que tot i ser <text:s/>diferents tinguin com a resultat el d'un altra prova i no comportin cap dificultat.</text:p>
      <text:h text:style-name="Heading_20_5" text:outline-level="5">iii. Punts d’observació i control</text:h>
      <text:p text:style-name="Text_20_body">Aquest és un punt especialment important i bàsicament consistirà en supervisar que <text:s/>en cada moment que el sistema es mostra estable a la incorporació de noves comandes pressupostades al sistema. És per això que tindrem que observar a cada prova que realitzem l'estat en que és troba la base de dades dels sistema, ja que és l'element que ens proporcionarà tota la informació: d'una banda ens permetrà saber si s'ha insertat correctment un nou pressupost d'una comanda en el cas que pertoqui i d'altra banda ens permetrà comprovar si la resposta que ha donat el sistema a l'usuari: acceptar o denegar la petició de pressupost, és correcte o no. És especiament important comprovar que quan s'afegeixi una nova instància de comanda ens assegurem que no s'ha generat <text:s/>cap duplicitat i que s'hagin generat correctament totes les classes que es tinguin que generar.</text:p>
      <text:h text:style-name="Heading_20_5" text:outline-level="5">iv. Resultats esperats</text:h>
      <text:p text:style-name="Text_20_body">Com a resultat de l'execució d'aquest cas d'ús és tindrà que donar una resposta a l'usuari que ja pot ser la que sol·licitud s'ha rebutjat, com que s'ha acceptat. En el cas que la sol·licitud de pressupost hagi tingut un resultat afirmatiu el sistema a part de informar a l'usuari de les característiques d'aquest pressupost també tindrà que instanciar una nova comanda que tindrà com a estat el de pressupostada, això com la resta de classes involucrades en una comanda, contenint tot això tota l'informació referent a aquesta comanda. El resultat de la resposta que ens retorni el sistema és tindrà que correspondre correctament amb una correcta avaluació de l'informació que té a la base de dades.</text:p>
      <text:h text:style-name="Heading_20_5" text:outline-level="5">v. Postcondicions</text:h>
      <text:p text:style-name="Text_20_body">El sistema ha d'acabar amb un sistema estable que permeti continuar amb l'execució de qualsevol altra cas d'ús. Això inclou especialment l'estat de la base de dades ja que realitzarem la inseció de nova informació dins s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3:05</dc:date>
    <dc:language>es-ES</dc:language>
    <meta:editing-cycles>48</meta:editing-cycles>
    <meta:editing-duration>PT8H58M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9" meta:word-count="894" meta:character-count="5278"/>
  </office:meta>
</office:document-meta>
</file>